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25802" calcext:value-type="float">
            <text:p>0.0225802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2605" calcext:value-type="float">
            <text:p>0.0112605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588" calcext:value-type="float">
            <text:p>0.0026588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44163" calcext:value-type="float">
            <text:p>0.0444163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34278" calcext:value-type="float">
            <text:p>0.0000934278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816028" calcext:value-type="float">
            <text:p>0.000816028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83406" calcext:value-type="float">
            <text:p>0.00000283406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79496" calcext:value-type="float">
            <text:p>0.0000079496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871258" calcext:value-type="float">
            <text:p>0.0871258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210731" calcext:value-type="float">
            <text:p>0.000000210731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170285" calcext:value-type="float">
            <text:p>0.00000170285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184353" calcext:value-type="float">
            <text:p>0.0000184353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96604" calcext:value-type="float">
            <text:p>0.196604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09149" calcext:value-type="float">
            <text:p>0.00000309149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68409" calcext:value-type="float">
            <text:p>0.000368409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0875" calcext:value-type="float">
            <text:p>0.0100875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10375" calcext:value-type="float">
            <text:p>3.10E-06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433683" calcext:value-type="float">
            <text:p>4.34E-06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39468" calcext:value-type="float">
            <text:p>1.39E-05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983898" calcext:value-type="float">
            <text:p>9.84E-05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9154" calcext:value-type="float">
            <text:p>0.0199154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076" calcext:value-type="float">
            <text:p>1.51E-05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00875" calcext:value-type="float">
            <text:p>7.01E-05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95391" calcext:value-type="float">
            <text:p>1.95E-06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10464" calcext:value-type="float">
            <text:p>0.0610464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22735" calcext:value-type="float">
            <text:p>0.422735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0294" calcext:value-type="float">
            <text:p>0.00230294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4333" calcext:value-type="float">
            <text:p>0.0104333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06079" calcext:value-type="float">
            <text:p>0.00206079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38996" calcext:value-type="float">
            <text:p>0.00138996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87661" calcext:value-type="float">
            <text:p>0.000287661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47305" calcext:value-type="float">
            <text:p>2.47E-06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24151" calcext:value-type="float">
            <text:p>0.000224151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591462" calcext:value-type="float">
            <text:p>5.91E-0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0701" calcext:value-type="float">
            <text:p>0.000140701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1839" calcext:value-type="float">
            <text:p>0.0111839</text:p>
          </table:table-cell>
          <table:table-cell table:number-columns-repeated="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56349" calcext:value-type="float">
            <text:p>0.000856349</text:p>
          </table:table-cell>
          <table:table-cell table:number-columns-repeated="8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4855" calcext:value-type="float">
            <text:p>1.85E-0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124923" calcext:value-type="float">
            <text:p>1.25E-09</text:p>
          </table:table-cell>
          <table:table-cell table:number-columns-repeated="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21019" calcext:value-type="float">
            <text:p>0.000221019</text:p>
          </table:table-cell>
          <table:table-cell table:number-columns-repeated="8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4773" calcext:value-type="float">
            <text:p>0.00234773</text:p>
          </table:table-cell>
          <table:table-cell table:number-columns-repeated="8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18161" calcext:value-type="float">
            <text:p>1.18E-05</text:p>
          </table:table-cell>
          <table:table-cell table:number-columns-repeated="8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09534" calcext:value-type="float">
            <text:p>3.10E-05</text:p>
          </table:table-cell>
          <table:table-cell table:number-columns-repeated="8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36901" calcext:value-type="float">
            <text:p>0.000436901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321" calcext:value-type="float">
            <text:p>0.01321</text:p>
          </table:table-cell>
          <table:table-cell table:number-columns-repeated="8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724968" calcext:value-type="float">
            <text:p>7.25E-08</text:p>
          </table:table-cell>
          <table:table-cell table:number-columns-repeated="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01198" calcext:value-type="float">
            <text:p>0.00301198</text:p>
          </table:table-cell>
          <table:table-cell table:number-columns-repeated="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51758" calcext:value-type="float">
            <text:p>0.000151758</text:p>
          </table:table-cell>
          <table:table-cell table:number-columns-repeated="8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81701" calcext:value-type="float">
            <text:p>2.82E-05</text:p>
          </table:table-cell>
          <table:table-cell table:number-columns-repeated="8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75415" calcext:value-type="float">
            <text:p>2.75E-09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5354" calcext:value-type="float">
            <text:p>0.545354</text:p>
          </table:table-cell>
          <table:table-cell table:number-columns-repeated="8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51" calcext:value-type="float">
            <text:p>0.45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017" calcext:value-type="float">
            <text:p>0.0125017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3253" calcext:value-type="float">
            <text:p>0.0023253</text:p>
          </table:table-cell>
          <table:table-cell table:number-columns-repeated="8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94776" calcext:value-type="float">
            <text:p>6.95E-07</text:p>
          </table:table-cell>
          <table:table-cell table:number-columns-repeated="8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10921" calcext:value-type="float">
            <text:p>0.210921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973766" calcext:value-type="float">
            <text:p>9.74E-06</text:p>
          </table:table-cell>
          <table:table-cell table:number-columns-repeated="8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9839" calcext:value-type="float">
            <text:p>0.0269839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99412" calcext:value-type="float">
            <text:p>1.99E-05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774556" calcext:value-type="float">
            <text:p>0.00774556</text:p>
          </table:table-cell>
          <table:table-cell table:number-columns-repeated="8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18059" calcext:value-type="float">
            <text:p>2.18E-05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495518" calcext:value-type="float">
            <text:p>0.00495518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8198" calcext:value-type="float">
            <text:p>1.38E-05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95488" calcext:value-type="float">
            <text:p>0.0895488</text:p>
          </table:table-cell>
          <table:table-cell table:number-columns-repeated="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80811" calcext:value-type="float">
            <text:p>0.00080811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22875" calcext:value-type="float">
            <text:p>0.000522875</text:p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8241" calcext:value-type="float">
            <text:p>0.00428241</text:p>
          </table:table-cell>
          <table:table-cell table:number-columns-repeated="8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830506" calcext:value-type="float">
            <text:p>8.31E-05</text:p>
          </table:table-cell>
          <table:table-cell table:number-columns-repeated="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96676" calcext:value-type="float">
            <text:p>0.000596676</text:p>
          </table:table-cell>
          <table:table-cell table:number-columns-repeated="8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14821" calcext:value-type="float">
            <text:p>0.00214821</text:p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497" calcext:value-type="float">
            <text:p>0.0186497</text:p>
          </table:table-cell>
          <table:table-cell table:number-columns-repeated="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59979" calcext:value-type="float">
            <text:p>0.0259979</text:p>
          </table:table-cell>
          <table:table-cell table:number-columns-repeated="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1372" calcext:value-type="float">
            <text:p>0.791372</text:p>
          </table:table-cell>
          <table:table-cell table:number-columns-repeated="8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589193" calcext:value-type="float">
            <text:p>0.0589193</text:p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767168" calcext:value-type="float">
            <text:p>0.00767168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36435" calcext:value-type="float">
            <text:p>0.00236435</text:p>
          </table:table-cell>
          <table:table-cell table:number-columns-repeated="8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671994" calcext:value-type="float">
            <text:p>6.72E-06</text:p>
          </table:table-cell>
          <table:table-cell table:number-columns-repeated="8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9645" calcext:value-type="float">
            <text:p>0.00012964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64793" calcext:value-type="float">
            <text:p>0.164793</text:p>
          </table:table-cell>
          <table:table-cell table:number-columns-repeated="8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15199" calcext:value-type="float">
            <text:p>0.115199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1874" calcext:value-type="float">
            <text:p>0.00131874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51502" calcext:value-type="float">
            <text:p>0.00251502</text:p>
          </table:table-cell>
          <table:table-cell table:number-columns-repeated="8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33887" calcext:value-type="float">
            <text:p>2.34E-07</text:p>
          </table:table-cell>
          <table:table-cell table:number-columns-repeated="8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73418" calcext:value-type="float">
            <text:p>4.73E-05</text:p>
          </table:table-cell>
          <table:table-cell table:number-columns-repeated="8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650473" calcext:value-type="float">
            <text:p>0.00650473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2754" calcext:value-type="float">
            <text:p>1.33E-05</text:p>
          </table:table-cell>
          <table:table-cell table:number-columns-repeated="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008" calcext:value-type="float">
            <text:p>0.00089008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05994" calcext:value-type="float">
            <text:p>0.00205994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25774" calcext:value-type="float">
            <text:p>0.00125774</text:p>
          </table:table-cell>
          <table:table-cell table:number-columns-repeated="8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71902" calcext:value-type="float">
            <text:p>1.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48787626985418" calcext:value-type="float">
            <text:p>0.0448787626985418</text:p>
          </table:table-cell>
          <table:table-cell table:number-columns-repeated="8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3-31T09:24:23.721071670</dc:date>
    <meta:editing-duration>PT54M44S</meta:editing-duration>
    <meta:editing-cycles>19</meta:editing-cycles>
    <meta:generator>LibreOffice/7.3.7.2$Linux_X86_64 LibreOffice_project/30$Build-2</meta:generator>
    <meta:document-statistic meta:table-count="1" meta:cell-count="204" meta:object-count="0"/>
  </office:meta>
</office:document-meta>
</file>